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RendererMaker.getConfigurator( FOUserAgent userAg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ndererMaker.isMimeTypeSupported( String mime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